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32000001490D54A809.png" manifest:media-type=""/>
  <manifest:file-entry manifest:full-path="Pictures/10000000000002420000025770955C0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title">
      <style:graphic-properties draw:auto-grow-height="true" fo:min-height="2.001cm"/>
    </style:style>
    <style:style style:name="pr2" style:family="presentation" style:parent-style-name="Cubes_5f_1x-subtitle">
      <style:graphic-properties draw:fill-color="#ffffff" draw:auto-grow-height="true" fo:min-height="17.556cm"/>
    </style:style>
    <style:style style:name="pr3" style:family="presentation" style:parent-style-name="Cubes_5f_1x-notes">
      <style:graphic-properties draw:fill-color="#ffffff" draw:auto-grow-height="true" fo:min-height="11.409cm"/>
    </style:style>
    <style:style style:name="pr4" style:family="presentation" style:parent-style-name="Cubes_5f_1x-subtitle">
      <style:graphic-properties draw:fill-color="#ffffff" draw:auto-grow-height="true" fo:min-height="20.556cm"/>
    </style:style>
    <style:style style:name="pr5" style:family="presentation" style:parent-style-name="Cubes_5f_1x-notes">
      <style:graphic-properties draw:fill-color="#ffffff" fo:min-height="11.409cm"/>
    </style:style>
    <style:style style:name="pr6" style:family="presentation" style:parent-style-name="Cubes_5f_1x-title">
      <style:graphic-properties fo:min-height="2.001cm"/>
    </style:style>
    <style:style style:name="pr7" style:family="presentation" style:parent-style-name="Cubes_5f_1x-outline1">
      <style:graphic-properties fo:min-height="1.4cm"/>
    </style:style>
    <style:style style:name="pr8" style:family="presentation" style:parent-style-name="Cubes_5f_1x-outline1">
      <style:graphic-properties fo:min-height="11.4cm"/>
    </style:style>
    <style:style style:name="pr9" style:family="presentation" style:parent-style-name="Cubes_5f_1x-outline1">
      <style:graphic-properties fo:min-height="8.373cm"/>
    </style:style>
    <style:style style:name="pr10" style:family="presentation" style:parent-style-name="Cubes_5f_1x-outline1">
      <style:graphic-properties fo:min-height="4.6cm"/>
    </style:style>
    <style:style style:name="pr11" style:family="presentation" style:parent-style-name="Cubes_5f_1x-outline1">
      <style:graphic-properties fo:min-height="3.8cm"/>
    </style:style>
    <style:style style:name="pr12" style:family="presentation" style:parent-style-name="Cubes_5f_1x-outline1">
      <style:graphic-properties fo:min-height="16.8cm"/>
    </style:style>
    <style:style style:name="P1" style:family="paragraph">
      <style:text-properties fo:color="#0000ff" fo:font-size="36pt" fo:font-weight="bold" style:font-size-asian="36pt" style:font-weight-asian="bold" style:font-size-complex="36pt" style:font-weight-complex="bold"/>
    </style:style>
    <style:style style:name="P2"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3" style:family="paragraph">
      <style:text-properties fo:font-size="32pt" style:font-size-asian="32pt" style:font-size-complex="32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style:font-size-asian="24pt"/>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draw:frame presentation:style-name="pr1" draw:layer="layout" svg:width="25cm" svg:height="2.001cm" svg:x="2cm" svg:y="-0.001cm" presentation:class="title" presentation:placeholder="true" presentation:user-transformed="true">
          <draw:text-box/>
        </draw:frame>
        <draw:frame presentation:style-name="pr2" draw:layer="layout" svg:width="26.526cm" svg:height="17.556cm" svg:x="0.746cm" svg:y="3cm" presentation:class="subtitle" presentation:placeholder="true" presentation:user-transformed="true">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32">
        <draw:frame presentation:style-name="pr4" draw:text-style-name="P1" draw:layer="layout" svg:width="25cm" svg:height="20.556cm" svg:x="2cm" svg:y="-0.001cm" presentation:class="subtitle" presentation:user-transformed="true">
          <draw:text-box>
            <text:p text:style-name="P1"><text:span text:style-name="T1">プランニングの拡張</text:span></text:p>
            <text:p text:style-name="P1"><text:span text:style-name="T1"/></text:p>
            <text:p text:style-name="P1"><text:span text:style-name="T1">〜食事をする哲学者問題〜</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3T14">
        <draw:frame presentation:style-name="pr6" draw:text-style-name="P2" draw:layer="layout" svg:width="25cm" svg:height="2.001cm" svg:x="2cm" svg:y="-0.001cm" presentation:class="title" presentation:user-transformed="true">
          <draw:text-box>
            <text:p text:style-name="P2"><text:span text:style-name="T2">Dining Philosophers</text:span></text:p>
          </draw:text-box>
        </draw:frame>
        <draw:frame presentation:style-name="pr7" draw:text-style-name="P3" draw:layer="layout" svg:width="14.054cm" svg:height="1.4cm" svg:x="0.746cm" svg:y="3cm" presentation:class="outline" presentation:user-transformed="true">
          <draw:text-box>
            <text:list text:style-name="L3">
              <text:list-item>
                <text:p text:style-name="P3"><text:span text:style-name="T3">「食事をする哲学者」問題</text:span></text:p>
              </text:list-item>
            </text:list>
          </draw:text-box>
        </draw:frame>
        <draw:frame presentation:style-name="pr8" draw:text-style-name="P4" draw:layer="layout" svg:width="13.254cm" svg:height="11.893cm" svg:x="1.346cm" svg:y="5cm" presentation:class="outline" presentation:user-transformed="true">
          <draw:text-box>
            <text:list text:style-name="L3">
              <text:list-header>
                <text:p text:style-name="P4"><text:span text:style-name="T4">・ 思索→空白→食事→思索</text:span></text:p>
                <text:p text:style-name="P4"><text:span text:style-name="T4"/></text:p>
                <text:p text:style-name="P4"><text:span text:style-name="T4">・ 空腹時、両脇の箸（または</text:span></text:p>
                <text:p text:style-name="P4"><text:span text:style-name="T4"><text:s text:c="3"/></text:span><text:span text:style-name="T4">フォーク）が使用できれば</text:span></text:p>
                <text:p text:style-name="P4"><text:span text:style-name="T4"><text:s text:c="3"/></text:span><text:span text:style-name="T4">食事可能</text:span></text:p>
                <text:p text:style-name="P4"><text:span text:style-name="T4"/></text:p>
                <text:p text:style-name="P4"><text:span text:style-name="T4">・ 空腹のまま長時間</text:span></text:p>
                <text:p text:style-name="P4"><text:span text:style-name="T4"><text:s text:c="3"/></text:span><text:span text:style-name="T4">待たされると餓死</text:span></text:p>
                <text:p text:style-name="P4"><text:span text:style-name="T4"/></text:p>
                <text:p text:style-name="P4"><text:span text:style-name="T4">・ すべての哲学者を</text:span></text:p>
                <text:p text:style-name="P4"><text:span text:style-name="T4"><text:s text:c="3"/></text:span><text:span text:style-name="T4">死なせない方法を</text:span></text:p>
                <text:p text:style-name="P4"><text:span text:style-name="T4"><text:s text:c="3"/></text:span><text:span text:style-name="T4">考える問題</text:span></text:p>
              </text:list-header>
            </text:list>
          </draw:text-box>
        </draw:frame>
        <draw:frame draw:style-name="gr2" draw:text-style-name="P5" draw:layer="layout" svg:width="13.2cm" svg:height="15.13cm" svg:x="14cm" svg:y="4.27cm">
          <draw:image xlink:href="Pictures/10000000000002420000025770955C08.png" xlink:type="simple" xlink:show="embed" xlink:actuate="onLoad">
            <text:p/>
          </draw:image>
        </draw:frame>
        <draw:custom-shape draw:style-name="gr3" draw:text-style-name="P6" draw:layer="layout" svg:width="14.202cm" svg:height="3.8cm" draw:transform="skewX (0.010471975511966) translate (1.599cm 17.151cm)">
          <text:p text:style-name="P6"><text:span text:style-name="T4">プロセスが複数リソースを</text:span></text:p>
          <text:p text:style-name="P6"><text:span text:style-name="T4">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draw:frame presentation:style-name="pr6" draw:layer="layout" svg:width="25cm" svg:height="2.001cm" svg:x="2cm" svg:y="-0.001cm" presentation:class="title" presentation:user-transformed="true">
          <draw:text-box>
            <text:p><text:s/>システムの概要</text:p>
          </draw:text-box>
        </draw:frame>
        <draw:frame presentation:style-name="pr9" draw:layer="layout" svg:width="26.526cm" svg:height="8.373cm" svg:x="0.746cm" svg:y="3cm" presentation:class="outline" presentation:user-transformed="true">
          <draw:text-box>
            <text:list text:style-name="L3">
              <text:list-item>
                <text:p>食事をする哲学者問題をプランニングにより解く</text:p>
                <text:p/>
                <text:p>・ 課題７のプランニングをベースにしたプログラム</text:p>
                <text:p>・ 状態とオペレータを新たに定義して実装している</text:p>
              </text:list-item>
            </text:list>
          </draw:text-box>
        </draw:frame>
        <draw:frame presentation:style-name="pr9" draw:layer="layout" svg:width="26.526cm" svg:height="8.373cm" svg:x="0.746cm" svg:y="12.169cm" presentation:class="outline">
          <draw:text-box>
            <text:list text:style-name="L3">
              <text:list-item>
                <text:p>もちろんGUIも実装</text:p>
                <text:p/>
                <text:p>・ 課題７で作成したGUIをベースに実装</text:p>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6">
        <draw:frame presentation:style-name="pr1" draw:layer="layout" svg:width="25cm" svg:height="2.001cm" svg:x="2cm" svg:y="-0.001cm" presentation:class="title">
          <draw:text-box>
            <text:p>システムの仕様</text:p>
          </draw:text-box>
        </draw:frame>
        <draw:frame presentation:style-name="pr10" draw:layer="layout" svg:width="12.944cm" svg:height="4.6cm" svg:x="0.746cm" svg:y="3cm" presentation:class="outline" presentation:user-transformed="true">
          <draw:text-box>
            <text:list text:style-name="L3">
              <text:list-item>
                <text:p>状態</text:p>
                <text:p/>
                <text:p>・ 哲学者の各手の状態</text:p>
                <text:p>・ フォークの状態</text:p>
                <text:p>・ 哲学者の食事の状態</text:p>
              </text:list-item>
            </text:list>
          </draw:text-box>
        </draw:frame>
        <draw:frame presentation:style-name="pr10" draw:layer="layout" svg:width="12.944cm" svg:height="4.6cm" svg:x="14.338cm" svg:y="3cm" presentation:class="outline" presentation:user-transformed="true">
          <draw:text-box>
            <text:list text:style-name="L3">
              <text:list-item>
                <text:p>オペレータ</text:p>
                <text:p/>
                <text:p>・ フォークを取る動作</text:p>
                <text:p>・ フォークを置く動作</text:p>
                <text:p>・ 食事を始める動作</text:p>
              </text:list-item>
            </text:list>
          </draw:text-box>
        </draw:frame>
        <draw:frame presentation:style-name="pr11" draw:layer="layout" svg:width="26.525cm" svg:height="3.8cm" svg:x="0.757cm" svg:y="8cm" presentation:class="outline" presentation:user-transformed="true">
          <draw:text-box>
            <text:list text:style-name="L3">
              <text:list-item>
                <text:p>GUI上での状態図生成</text:p>
                <text:p/>
                <text:p>・ プラニングにより得られた解を用いて状態図を生成</text:p>
                <text:p>・ 使用するオペレータを１つずつ実行し、インタラクティブに状態図を変更</text:p>
              </text:list-item>
            </text:list>
          </draw:text-box>
        </draw:frame>
        <draw:frame presentation:style-name="pr10" draw:layer="layout" svg:width="12.944cm" svg:height="4.6cm" svg:x="0.747cm" svg:y="13.2cm" presentation:class="outline" presentation:user-transformed="true">
          <draw:text-box>
            <text:list text:style-name="L3">
              <text:list-item>
                <text:p>入力</text:p>
                <text:p/>
                <text:p>・ </text:p>
                <text:p>・ </text:p>
                <text:p>・ </text:p>
              </text:list-item>
            </text:list>
          </draw:text-box>
        </draw:frame>
        <draw:frame presentation:style-name="pr10" draw:layer="layout" svg:width="12.944cm" svg:height="4.6cm" svg:x="14.339cm" svg:y="13.2cm" presentation:class="outline" presentation:user-transformed="true">
          <draw:text-box>
            <text:list text:style-name="L3">
              <text:list-item>
                <text:p>出力</text:p>
                <text:p/>
                <text:p>・ </text:p>
                <text:p>・ </text:p>
                <text:p>・ </text:p>
              </text:list-item>
            </text:list>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6">
        <draw:frame presentation:style-name="pr1" draw:layer="layout" svg:width="25cm" svg:height="2.001cm" svg:x="2cm" svg:y="-0.001cm" presentation:class="title">
          <draw:text-box>
            <text:p>システムの仕様</text:p>
          </draw:text-box>
        </draw:frame>
        <draw:frame presentation:style-name="pr10" draw:layer="layout" svg:width="20.144cm" svg:height="4.6cm" svg:x="0.856cm" svg:y="3.2cm" presentation:class="outline" presentation:user-transformed="true">
          <draw:text-box>
            <text:list text:style-name="L3">
              <text:list-item>
                <text:p>入力</text:p>
                <text:p/>
                <text:p>・ ファイルから現在状態、目標を入力</text:p>
                <text:p>・ </text:p>
                <text:p>・ </text:p>
              </text:list-item>
            </text:list>
          </draw:text-box>
        </draw:frame>
        <draw:frame presentation:style-name="pr10" draw:layer="layout" svg:width="17cm" svg:height="4.6cm" svg:x="0.8cm" svg:y="10cm" presentation:class="outline" presentation:user-transformed="true">
          <draw:text-box>
            <text:list text:style-name="L3">
              <text:list-item>
                <text:p>出力</text:p>
                <text:p/>
                <text:p>・GUIの”プラン”欄にプランを出力 </text:p>
                <text:p>・ </text:p>
                <text:p>・ </text:p>
              </text:list-item>
            </text:list>
          </draw:text-box>
        </draw:frame>
        <presentation:notes draw:style-name="dp2">
          <draw:page-thumbnail draw:style-name="gr1" draw:layer="layout" svg:width="13.705cm" svg:height="10.279cm" svg:x="3.647cm" svg:y="2.853cm" draw:page-number="6" presentation:class="page"/>
          <draw:frame presentation:style-name="pr5" draw:text-style-name="P7"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3T14">
        <draw:frame presentation:style-name="pr6"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presentation:user-transformed="true">
          <draw:text-box>
            <text:list text:style-name="L3">
              <text:list-item>
                <text:p>GUIが易しい</text:p>
                <text:p/>
                <text:p>・ 直感的に操作ができる</text:p>
                <text:p>・ 視覚的にわかりやすい</text:p>
                <text:p>・ プランニングの実行過程が見える</text:p>
              </text:list-item>
            </text:list>
          </draw:text-box>
        </draw:frame>
        <draw:frame presentation:style-name="pr9" draw:layer="layout" svg:width="26.526cm" svg:height="8.373cm" svg:x="0.746cm" svg:y="12.169cm" presentation:class="outline" presentation:user-transformed="true">
          <draw:text-box>
            <text:list text:style-name="L3">
              <text:list-item>
                <text:p>ファイルへの読み書きが可能に</text:p>
                <text:p/>
                <text:p>・ GUI上で変更した状態をファイルごと書き換える</text:p>
                <text:p>・ </text:p>
              </text:list-item>
            </text:list>
          </draw:text-box>
        </draw:frame>
        <presentation:notes draw:style-name="dp2">
          <draw:page-thumbnail draw:style-name="gr1" draw:layer="layout" svg:width="13.705cm" svg:height="10.279cm" svg:x="3.647cm" svg:y="2.853cm" draw:page-number="7" presentation:class="page"/>
          <draw:frame presentation:style-name="pr5"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draw:frame presentation:style-name="pr6" draw:layer="layout" svg:width="25cm" svg:height="2.001cm" svg:x="2cm" svg:y="-0.001cm" presentation:class="title">
          <draw:text-box>
            <text:p>実装上の工夫</text:p>
          </draw:text-box>
        </draw:frame>
        <draw:frame presentation:style-name="pr9" draw:layer="layout" svg:width="26.526cm" svg:height="8.373cm" svg:x="0.746cm" svg:y="3cm" presentation:class="outline">
          <draw:text-box>
            <text:list text:style-name="L3">
              <text:list-item>
                <text:p>状態を人ごとに用意することで競合を少なく</text:p>
                <text:p/>
                <text:p>・ 競合解消戦略を考えるのではなく、そもそも競合が起こりにくくした</text:p>
                <text:p/>
                <text:p/>
              </text:list-item>
            </text:list>
          </draw:text-box>
        </draw:frame>
        <draw:frame presentation:style-name="pr9" draw:layer="layout" svg:width="26.526cm" svg:height="8.373cm" svg:x="0.746cm" svg:y="12.169cm" presentation:class="outline">
          <draw:text-box>
            <text:list text:style-name="L3">
              <text:list-item>
                <text:p>幾何的に整ったフォークの配置を実現</text:p>
              </text:list-item>
            </text:list>
          </draw:text-box>
        </draw:frame>
        <presentation:notes draw:style-name="dp2">
          <draw:page-thumbnail draw:style-name="gr1" draw:layer="layout" svg:width="13.705cm" svg:height="10.279cm" svg:x="3.647cm" svg:y="2.853cm" draw:page-number="8" presentation:class="page"/>
          <draw:frame presentation:style-name="pr5"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draw:frame presentation:style-name="pr6" draw:layer="layout" svg:width="25cm" svg:height="2.001cm" svg:x="2cm" svg:y="-0.001cm" presentation:class="title">
          <draw:text-box>
            <text:p>デモ</text:p>
          </draw:text-box>
        </draw:frame>
        <draw:frame presentation:style-name="pr9" draw:layer="layout" svg:width="26.526cm" svg:height="8.373cm" svg:x="0.746cm" svg:y="3cm" presentation:class="outline">
          <draw:text-box>
            <text:list text:style-name="L3">
              <text:list-item>
                <text:p>実際に動かしてみる</text:p>
              </text:list-item>
            </text:list>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3T14">
        <draw:frame presentation:style-name="pr6" draw:layer="layout" svg:width="25cm" svg:height="2.001cm" svg:x="2cm" svg:y="-0.001cm" presentation:class="title">
          <draw:text-box>
            <text:p>考察</text:p>
          </draw:text-box>
        </draw:frame>
        <draw:frame presentation:style-name="pr12" draw:layer="layout" svg:width="26.526cm" svg:height="16.8cm" svg:x="0.746cm" svg:y="3cm" presentation:class="outline" presentation:placeholder="true" presentation:user-transformed="true">
          <draw:text-box/>
        </draw:frame>
        <presentation:notes draw:style-name="dp2">
          <draw:page-thumbnail draw:style-name="gr1" draw:layer="layout" svg:width="13.705cm" svg:height="10.279cm" svg:x="3.647cm" svg:y="2.853cm" draw:page-number="10" presentation:class="page"/>
          <draw:frame presentation:style-name="pr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4" draw:display-name="Gradient 14" draw:style="radial" draw:cx="50%" draw:cy="50%" draw:start-color="#ffefd1" draw:end-color="#ffffff" draw:start-intensity="100%" draw:end-intensity="100%" draw:border="0%"/>
    <draw:gradient draw:name="Gradient_20_2" draw:display-name="Gradient 2" draw:style="linear" draw:start-color="#000000" draw:end-color="#ffffff" draw:start-intensity="100%" draw:end-intensity="100%" draw:angle="0" draw:border="0%"/>
    <draw:gradient draw:name="Gradient_20_8" draw:display-name="Gradient 8" draw:style="linear" draw:start-color="#000080" draw:end-color="#e6e6ff" draw:start-intensity="65%" draw:end-intensity="85%" draw:angle="135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style:font-size-asian="18pt"/>
    </style:style>
    <style:style style:name="MP18"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Second Outline Level</text:p>
          <text:p text:style-name="MP9">Third Outline Level</text:p>
          <text:p text:style-name="MP10">Fourth Outline Level</text:p>
          <text:p text:style-name="MP11">Fifth Outline Level</text:p>
          <text:p text:style-name="MP12">Sixth Outline Level</text:p>
          <text:p text:style-name="MP13">Seventh Outline Level</text:p>
          <text:p text:style-name="MP14">Eighth Outline Level</text:p>
          <text:p text:style-name="MP15">Ninth Outline Level</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backgroundobjects"/>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backgroundobjects" dr3d:transform="matrix (1 0 0 0 1 0 0 0 1 -0.465288567151278cm -0.109360484684587cm -0.197407174070266cm)"/>
      </dr3d:scene>
      <draw:frame draw:style-name="Mgr3" draw:text-style-name="MP18" draw:layer="backgroundobjects" svg:width="2.576cm" svg:height="1.015cm" draw:transform="rotate (0.174532925199433) translate (25.512cm 19.888cm)">
        <draw:text-box>
          <text:p text:style-name="MP17"><text:span text:style-name="MT1"><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backgroundobjects"/>
        </dr3d:scene>
        <draw:frame draw:style-name="Mgr3" draw:text-style-name="MP18" draw:layer="backgroundobjects" svg:width="2.576cm" svg:height="1.015cm" draw:transform="rotate (0.174532925199433) translate (17.176cm 24.724cm)">
          <draw:text-box>
            <text:p text:style-name="MP1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5T20:52:18</dc:date>
    <meta:editing-duration>PT9H35M20S</meta:editing-duration>
    <meta:editing-cycles>3</meta:editing-cycles>
    <meta:generator>LibreOffice/3.6$Linux_X86_64 LibreOffice_project/360m1$Build-515</meta:generator>
    <meta:document-statistic meta:object-count="87"/>
  </office:meta>
</office:document-meta>
</file>